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187cm" fo:margin-left="1.386cm" table:align="left"/>
    </style:style>
    <style:style style:name="Table1.A" style:family="table-column">
      <style:table-column-properties style:column-width="7.408cm"/>
    </style:style>
    <style:style style:name="Table1.B" style:family="table-column">
      <style:table-column-properties style:column-width="7.77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187cm" fo:margin-left="1.413cm" table:align="left"/>
    </style:style>
    <style:style style:name="Table2.A" style:family="table-column">
      <style:table-column-properties style:column-width="3.334cm"/>
    </style:style>
    <style:style style:name="Table2.B" style:family="table-column">
      <style:table-column-properties style:column-width="4.445cm"/>
    </style:style>
    <style:style style:name="Table2.C" style:family="table-column">
      <style:table-column-properties style:column-width="2.514cm"/>
    </style:style>
    <style:style style:name="Table2.D" style:family="table-column">
      <style:table-column-properties style:column-width="2.196cm"/>
    </style:style>
    <style:style style:name="Table2.E" style:family="table-column">
      <style:table-column-properties style:column-width="2.69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a104d"/>
    </style:style>
    <style:style style:name="P2" style:family="paragraph" style:parent-style-name="Standard">
      <style:text-properties officeooo:rsid="002ac6c9" officeooo:paragraph-rsid="002df4c4"/>
    </style:style>
    <style:style style:name="P3" style:family="paragraph" style:parent-style-name="Standard">
      <style:text-properties officeooo:rsid="002df4c4" officeooo:paragraph-rsid="002df4c4"/>
    </style:style>
    <style:style style:name="P4" style:family="paragraph" style:parent-style-name="Standard">
      <style:text-properties officeooo:paragraph-rsid="0035e5aa"/>
    </style:style>
    <style:style style:name="P5" style:family="paragraph" style:parent-style-name="Standard">
      <style:text-properties officeooo:paragraph-rsid="0036a881"/>
    </style:style>
    <style:style style:name="P6" style:family="paragraph" style:parent-style-name="Table_20_Contents">
      <style:text-properties officeooo:rsid="003292bd" officeooo:paragraph-rsid="003292bd"/>
    </style:style>
    <style:style style:name="P7" style:family="paragraph" style:parent-style-name="Table_20_Contents">
      <style:text-properties officeooo:rsid="003292bd" officeooo:paragraph-rsid="0036a881"/>
    </style:style>
    <style:style style:name="P8" style:family="paragraph" style:parent-style-name="Table_20_Contents">
      <style:paragraph-properties fo:text-align="center" style:justify-single-word="false"/>
      <style:text-properties fo:font-weight="bold" officeooo:rsid="003292bd" officeooo:paragraph-rsid="003292bd" style:font-weight-asian="bold" style:font-weight-complex="bold"/>
    </style:style>
    <style:style style:name="P9" style:family="paragraph" style:parent-style-name="Table_20_Contents">
      <style:paragraph-properties fo:text-align="center" style:justify-single-word="false"/>
      <style:text-properties fo:font-weight="bold" officeooo:rsid="0036a881" officeooo:paragraph-rsid="0036a881" style:font-weight-asian="bold" style:font-weight-complex="bold"/>
    </style:style>
    <style:style style:name="P10" style:family="paragraph" style:parent-style-name="Table_20_Contents">
      <style:text-properties officeooo:rsid="0036a881" officeooo:paragraph-rsid="0036a881"/>
    </style:style>
    <style:style style:name="P11" style:family="paragraph" style:parent-style-name="Table_20_Contents">
      <style:text-properties officeooo:paragraph-rsid="0036a881"/>
    </style:style>
    <style:style style:name="P12" style:family="paragraph" style:parent-style-name="Table_20_Contents">
      <style:text-properties officeooo:rsid="0037e63d" officeooo:paragraph-rsid="0037e63d"/>
    </style:style>
    <style:style style:name="P13" style:family="paragraph" style:parent-style-name="Table_20_Contents">
      <style:text-properties officeooo:rsid="00398cce" officeooo:paragraph-rsid="00398cce"/>
    </style:style>
    <style:style style:name="P14" style:family="paragraph" style:parent-style-name="Text_20_body">
      <style:text-properties officeooo:rsid="001e53a0" officeooo:paragraph-rsid="001e53a0"/>
    </style:style>
    <style:style style:name="P15" style:family="paragraph" style:parent-style-name="Text_20_body">
      <style:text-properties officeooo:paragraph-rsid="001e53a0"/>
    </style:style>
    <style:style style:name="P16" style:family="paragraph" style:parent-style-name="Text_20_body">
      <style:text-properties officeooo:paragraph-rsid="00271152"/>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list-style-name="">
      <style:text-properties officeooo:rsid="0035e5aa" officeooo:paragraph-rsid="0035e5aa"/>
    </style:style>
    <style:style style:name="P21" style:family="paragraph" style:parent-style-name="Heading_20_1" style:list-style-name="">
      <style:text-properties officeooo:paragraph-rsid="0040cee1"/>
    </style:style>
    <style:style style:name="P22" style:family="paragraph" style:parent-style-name="Heading_20_1">
      <style:paragraph-properties fo:break-before="page"/>
      <style:text-properties officeooo:paragraph-rsid="001e53a0"/>
    </style:style>
    <style:style style:name="P23" style:family="paragraph" style:parent-style-name="Heading_20_1">
      <style:paragraph-properties fo:break-before="page"/>
      <style:text-properties officeooo:paragraph-rsid="0040cee1"/>
    </style:style>
    <style:style style:name="P24" style:family="paragraph" style:parent-style-name="Heading_20_1">
      <style:paragraph-properties fo:break-before="page"/>
      <style:text-properties officeooo:rsid="0035e5aa" officeooo:paragraph-rsid="0035e5aa"/>
    </style:style>
    <style:style style:name="P25" style:family="paragraph" style:parent-style-name="Heading_20_2">
      <style:text-properties officeooo:rsid="002ac6c9" officeooo:paragraph-rsid="002ac6c9"/>
    </style:style>
    <style:style style:name="P26" style:family="paragraph" style:parent-style-name="Heading_20_2">
      <style:text-properties officeooo:rsid="0035e5aa" officeooo:paragraph-rsid="0035e5aa"/>
    </style:style>
    <style:style style:name="P27" style:family="paragraph" style:parent-style-name="Heading_20_2">
      <style:text-properties officeooo:rsid="003da73e" officeooo:paragraph-rsid="003ef781"/>
    </style:style>
    <style:style style:name="P28" style:family="paragraph" style:parent-style-name="Heading_20_2">
      <style:text-properties officeooo:rsid="003ef781" officeooo:paragraph-rsid="003ef781"/>
    </style:style>
    <style:style style:name="P29" style:family="paragraph" style:parent-style-name="Heading_20_2">
      <style:text-properties officeooo:rsid="0040cee1" officeooo:paragraph-rsid="0040cee1"/>
    </style:style>
    <style:style style:name="P30" style:family="paragraph" style:parent-style-name="Heading_20_2">
      <style:text-properties officeooo:paragraph-rsid="0040cee1"/>
    </style:style>
    <style:style style:name="P31" style:family="paragraph" style:parent-style-name="Heading_20_2">
      <style:text-properties officeooo:paragraph-rsid="0042811e"/>
    </style:style>
    <style:style style:name="P32" style:family="paragraph" style:parent-style-name="Heading_20_2">
      <style:text-properties officeooo:paragraph-rsid="00437f91"/>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437f91"/>
    </style:style>
    <style:style style:name="P35" style:family="paragraph" style:parent-style-name="Standard" style:master-page-name="First_20_Page">
      <style:paragraph-properties style:page-number="auto"/>
    </style:style>
    <style:style style:name="P36" style:family="paragraph" style:parent-style-name="Standard" style:list-style-name="L1">
      <style:text-properties officeooo:paragraph-rsid="002ac6c9"/>
    </style:style>
    <style:style style:name="P37" style:family="paragraph" style:parent-style-name="Standard" style:list-style-name="L1">
      <style:text-properties officeooo:rsid="00282723" officeooo:paragraph-rsid="00282723"/>
    </style:style>
    <style:style style:name="P38" style:family="paragraph" style:parent-style-name="Standard" style:list-style-name="L1">
      <style:text-properties officeooo:rsid="002a104d" officeooo:paragraph-rsid="002a104d"/>
    </style:style>
    <style:style style:name="P39" style:family="paragraph" style:parent-style-name="Standard" style:list-style-name="L2">
      <style:text-properties officeooo:paragraph-rsid="002ac6c9"/>
    </style:style>
    <style:style style:name="P40" style:family="paragraph" style:parent-style-name="Standard" style:list-style-name="L2">
      <style:text-properties officeooo:paragraph-rsid="002ac7d7"/>
    </style:style>
    <style:style style:name="P41" style:family="paragraph" style:parent-style-name="Standard" style:list-style-name="L2">
      <style:text-properties officeooo:rsid="002ac6c9" officeooo:paragraph-rsid="002ac6c9"/>
    </style:style>
    <style:style style:name="P42" style:family="paragraph" style:parent-style-name="Standard" style:list-style-name="L2">
      <style:text-properties officeooo:rsid="002ac6c9" officeooo:paragraph-rsid="002df4c4"/>
    </style:style>
    <style:style style:name="P43" style:family="paragraph" style:parent-style-name="Standard" style:list-style-name="L2">
      <style:text-properties officeooo:rsid="002ac7d7" officeooo:paragraph-rsid="002ac7d7"/>
    </style:style>
    <style:style style:name="P44" style:family="paragraph" style:parent-style-name="Standard" style:list-style-name="L3">
      <style:text-properties officeooo:paragraph-rsid="0030ee5e"/>
    </style:style>
    <style:style style:name="P45" style:family="paragraph" style:parent-style-name="Standard" style:list-style-name="L3">
      <style:text-properties officeooo:paragraph-rsid="003292bd"/>
    </style:style>
    <style:style style:name="P46" style:family="paragraph" style:parent-style-name="Standard" style:list-style-name="L3">
      <style:text-properties officeooo:paragraph-rsid="0035e5aa"/>
    </style:style>
    <style:style style:name="P47" style:family="paragraph" style:parent-style-name="Standard" style:list-style-name="L3">
      <style:text-properties officeooo:paragraph-rsid="0036a881"/>
    </style:style>
    <style:style style:name="P48" style:family="paragraph" style:parent-style-name="Standard" style:list-style-name="L3">
      <style:text-properties officeooo:rsid="002fc3a8" officeooo:paragraph-rsid="002fc3a8"/>
    </style:style>
    <style:style style:name="P49" style:family="paragraph" style:parent-style-name="Standard" style:list-style-name="L3">
      <style:text-properties officeooo:rsid="0033faee" officeooo:paragraph-rsid="0033faee"/>
    </style:style>
    <style:style style:name="P50" style:family="paragraph" style:parent-style-name="Standard" style:list-style-name="L5">
      <style:text-properties officeooo:rsid="003da73e" officeooo:paragraph-rsid="003da73e"/>
    </style:style>
    <style:style style:name="P51" style:family="paragraph" style:parent-style-name="Standard" style:list-style-name="L5">
      <style:text-properties officeooo:paragraph-rsid="003da73e"/>
    </style:style>
    <style:style style:name="P52" style:family="paragraph" style:parent-style-name="Standard">
      <style:text-properties officeooo:paragraph-rsid="003da73e"/>
    </style:style>
    <style:style style:name="P53" style:family="paragraph" style:parent-style-name="Standard" style:list-style-name="L6">
      <style:text-properties officeooo:paragraph-rsid="003ef781"/>
    </style:style>
    <style:style style:name="P54" style:family="paragraph" style:parent-style-name="Standard">
      <style:text-properties officeooo:rsid="0040cee1" officeooo:paragraph-rsid="0040cee1"/>
    </style:style>
    <style:style style:name="P55" style:family="paragraph" style:parent-style-name="Standard" style:list-style-name="L7">
      <style:text-properties officeooo:paragraph-rsid="0040cee1"/>
    </style:style>
    <style:style style:name="P56" style:family="paragraph" style:parent-style-name="Standard" style:list-style-name="L7">
      <style:text-properties officeooo:paragraph-rsid="0042811e"/>
    </style:style>
    <style:style style:name="P57" style:family="paragraph" style:parent-style-name="Standard" style:list-style-name="L7">
      <style:text-properties officeooo:paragraph-rsid="00437f91"/>
    </style:style>
    <style:style style:name="P58" style:family="paragraph" style:parent-style-name="Standard">
      <style:text-properties officeooo:paragraph-rsid="0040cee1"/>
    </style:style>
    <style:style style:name="P59" style:family="paragraph" style:parent-style-name="Standard">
      <style:text-properties officeooo:paragraph-rsid="0042811e"/>
    </style:style>
    <style:style style:name="P60" style:family="paragraph" style:parent-style-name="Standard">
      <style:text-properties officeooo:paragraph-rsid="00437f91"/>
    </style:style>
    <style:style style:name="P61" style:family="paragraph" style:parent-style-name="Standard">
      <style:text-properties style:font-name="Liberation Sans" fo:font-size="16.1000003814697pt" fo:font-weight="bold" officeooo:rsid="0040cee1" officeooo:paragraph-rsid="00437f91" style:font-name-asian="Noto Sans CJK SC" style:font-size-asian="16.1000003814697pt" style:font-weight-asian="bold" style:font-name-complex="Droid Sans Devanagari" style:font-size-complex="16.1000003814697pt" style:font-weight-complex="bold"/>
    </style:style>
    <style:style style:name="P62" style:family="paragraph" style:parent-style-name="Standard" style:list-style-name="L7">
      <style:text-properties officeooo:rsid="0044979a" officeooo:paragraph-rsid="0044979a"/>
    </style:style>
    <style:style style:name="P63" style:family="paragraph" style:parent-style-name="Table_20_Contents">
      <style:text-properties officeooo:rsid="003292bd" officeooo:paragraph-rsid="003292bd"/>
    </style:style>
    <style:style style:name="P64" style:family="paragraph" style:parent-style-name="Table_20_Contents">
      <style:text-properties officeooo:rsid="0040cee1" officeooo:paragraph-rsid="0040cee1"/>
    </style:style>
    <style:style style:name="P65" style:family="paragraph" style:parent-style-name="Table_20_Contents">
      <style:text-properties officeooo:rsid="00398cce" officeooo:paragraph-rsid="0040cee1"/>
    </style:style>
    <style:style style:name="P66" style:family="paragraph" style:parent-style-name="Text_20_body">
      <style:text-properties officeooo:rsid="001e53a0" officeooo:paragraph-rsid="001e53a0"/>
    </style:style>
    <style:style style:name="P67" style:family="paragraph" style:parent-style-name="Text_20_body">
      <style:text-properties fo:font-style="normal" officeooo:rsid="001f0bff" officeooo:paragraph-rsid="001f0bff" style:font-style-asian="normal" style:font-style-complex="normal"/>
    </style:style>
    <style:style style:name="P68" style:family="paragraph" style:parent-style-name="Text_20_body">
      <style:text-properties fo:font-style="italic" officeooo:rsid="00271152" officeooo:paragraph-rsid="001f0bff" style:font-style-asian="italic" style:font-style-complex="italic"/>
    </style:style>
    <style:style style:name="P69" style:family="paragraph" style:parent-style-name="Text_20_body">
      <style:text-properties officeooo:rsid="0020beff" officeooo:paragraph-rsid="0020beff"/>
    </style:style>
    <style:style style:name="T1" style:family="text">
      <style:text-properties officeooo:rsid="001e53a0"/>
    </style:style>
    <style:style style:name="T2" style:family="text">
      <style:text-properties fo:font-style="italic" officeooo:rsid="001e53a0" style:font-style-asian="italic" style:font-style-complex="italic"/>
    </style:style>
    <style:style style:name="T3" style:family="text">
      <style:text-properties fo:font-style="italic" officeooo:rsid="001f0bff" style:font-style-asian="italic" style:font-style-complex="italic"/>
    </style:style>
    <style:style style:name="T4" style:family="text">
      <style:text-properties fo:font-style="normal" officeooo:rsid="001e53a0" style:font-style-asian="normal" style:font-style-complex="normal"/>
    </style:style>
    <style:style style:name="T5" style:family="text">
      <style:text-properties officeooo:rsid="0023b54f"/>
    </style:style>
    <style:style style:name="T6" style:family="text">
      <style:text-properties officeooo:rsid="00244fe0"/>
    </style:style>
    <style:style style:name="T7" style:family="text">
      <style:text-properties officeooo:rsid="00271152"/>
    </style:style>
    <style:style style:name="T8" style:family="text">
      <style:text-properties style:font-name="Liberation Sans" fo:font-size="18.2000007629395pt" fo:font-weight="bold" officeooo:rsid="00271152" style:font-name-asian="Noto Sans CJK SC" style:font-size-asian="18.2000007629395pt" style:font-weight-asian="bold" style:font-name-complex="Droid Sans Devanagari" style:font-size-complex="18.2000007629395pt" style:font-weight-complex="bold"/>
    </style:style>
    <style:style style:name="T9" style:family="text">
      <style:text-properties style:font-name="Liberation Sans" fo:font-size="18.2000007629395pt" fo:font-weight="bold" officeooo:rsid="002fc3a8" style:font-name-asian="Noto Sans CJK SC" style:font-size-asian="18.2000007629395pt" style:font-weight-asian="bold" style:font-name-complex="Droid Sans Devanagari" style:font-size-complex="18.2000007629395pt" style:font-weight-complex="bold"/>
    </style:style>
    <style:style style:name="T10" style:family="text">
      <style:text-properties style:font-name="Liberation Sans" fo:font-size="16.1000003814697pt" fo:font-weight="bold" officeooo:rsid="003da73e" style:font-name-asian="Noto Sans CJK SC" style:font-size-asian="16.1000003814697pt" style:font-weight-asian="bold" style:font-name-complex="Droid Sans Devanagari" style:font-size-complex="16.1000003814697pt" style:font-weight-complex="bold"/>
    </style:style>
    <style:style style:name="T11" style:family="text">
      <style:text-properties style:font-name="Liberation Sans" fo:font-size="16.1000003814697pt" fo:font-weight="bold" officeooo:rsid="0035e5aa" style:font-name-asian="Noto Sans CJK SC" style:font-size-asian="16.1000003814697pt" style:font-weight-asian="bold" style:font-name-complex="Droid Sans Devanagari" style:font-size-complex="16.1000003814697pt" style:font-weight-complex="bold"/>
    </style:style>
    <style:style style:name="T12" style:family="text">
      <style:text-properties style:font-name="Liberation Sans" fo:font-size="16.1000003814697pt" fo:font-weight="bold" officeooo:rsid="0040cee1" style:font-name-asian="Noto Sans CJK SC" style:font-size-asian="16.1000003814697pt" style:font-weight-asian="bold" style:font-name-complex="Droid Sans Devanagari" style:font-size-complex="16.1000003814697pt" style:font-weight-complex="bold"/>
    </style:style>
    <style:style style:name="T13" style:family="text">
      <style:text-properties style:font-name="Liberation Sans" fo:font-size="16.1000003814697pt" fo:font-weight="bold" officeooo:rsid="0042811e" style:font-name-asian="Noto Sans CJK SC" style:font-size-asian="16.1000003814697pt" style:font-weight-asian="bold" style:font-name-complex="Droid Sans Devanagari" style:font-size-complex="16.1000003814697pt" style:font-weight-complex="bold"/>
    </style:style>
    <style:style style:name="T14" style:family="text">
      <style:text-properties style:font-name="Liberation Sans" fo:font-size="16.1000003814697pt" fo:font-weight="bold" officeooo:rsid="00437f91" style:font-name-asian="Noto Sans CJK SC" style:font-size-asian="16.1000003814697pt" style:font-weight-asian="bold" style:font-name-complex="Droid Sans Devanagari" style:font-size-complex="16.1000003814697pt" style:font-weight-complex="bold"/>
    </style:style>
    <style:style style:name="T15" style:family="text">
      <style:text-properties officeooo:rsid="00282723"/>
    </style:style>
    <style:style style:name="T16" style:family="text">
      <style:text-properties officeooo:rsid="002a104d"/>
    </style:style>
    <style:style style:name="T17" style:family="text">
      <style:text-properties officeooo:rsid="002ac6c9"/>
    </style:style>
    <style:style style:name="T18" style:family="text">
      <style:text-properties officeooo:rsid="002ac7d7"/>
    </style:style>
    <style:style style:name="T19" style:family="text">
      <style:text-properties officeooo:rsid="002b8835"/>
    </style:style>
    <style:style style:name="T20" style:family="text">
      <style:text-properties officeooo:rsid="002df4c4"/>
    </style:style>
    <style:style style:name="T21" style:family="text">
      <style:text-properties officeooo:rsid="002fc3a8"/>
    </style:style>
    <style:style style:name="T22" style:family="text">
      <style:text-properties officeooo:rsid="003292bd"/>
    </style:style>
    <style:style style:name="T23" style:family="text">
      <style:text-properties officeooo:rsid="0035e5aa"/>
    </style:style>
    <style:style style:name="T24" style:family="text">
      <style:text-properties officeooo:rsid="00393fab"/>
    </style:style>
    <style:style style:name="T25" style:family="text">
      <style:text-properties officeooo:rsid="00398cce"/>
    </style:style>
    <style:style style:name="T26" style:family="text">
      <style:text-properties officeooo:rsid="003da73e"/>
    </style:style>
    <style:style style:name="T27" style:family="text">
      <style:text-properties officeooo:rsid="003ef781"/>
    </style:style>
    <style:style style:name="T28" style:family="text">
      <style:text-properties officeooo:rsid="0040cee1"/>
    </style:style>
    <style:style style:name="T29" style:family="text">
      <style:text-properties officeooo:rsid="0041984a"/>
    </style:style>
    <style:style style:name="T30" style:family="text">
      <style:text-properties officeooo:rsid="0042811e"/>
    </style:style>
    <style:style style:name="T31" style:family="text">
      <style:text-properties officeooo:rsid="00437f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ÍNDICE</text:p>
          </text:index-title>
          <text:p text:style-name="P17"><text:a xlink:type="simple" xlink:href="#__RefHeading___Toc317_2911136209" text:style-name="Index_20_Link" text:visited-style-name="Index_20_Link">1. PREÁMBULO<text:tab/>3</text:a></text:p>
          <text:p text:style-name="P17"><text:a xlink:type="simple" xlink:href="#__RefHeading___Toc319_2911136209" text:style-name="Index_20_Link" text:visited-style-name="Index_20_Link">2. MECÁNICAS<text:tab/>3</text:a></text:p>
          <text:p text:style-name="P18"><text:a xlink:type="simple" xlink:href="#__RefHeading___Toc321_2911136209" text:style-name="Index_20_Link" text:visited-style-name="Index_20_Link">2.1 Salto<text:tab/>3</text:a></text:p>
          <text:p text:style-name="P18"><text:a xlink:type="simple" xlink:href="#__RefHeading___Toc323_2911136209" text:style-name="Index_20_Link" text:visited-style-name="Index_20_Link">2.2 Disparo<text:tab/>3</text:a></text:p>
          <text:p text:style-name="P18"><text:a xlink:type="simple" xlink:href="#__RefHeading___Toc325_2911136209" text:style-name="Index_20_Link" text:visited-style-name="Index_20_Link">2.3 Sistema de salud<text:tab/>4</text:a></text:p>
          <text:p text:style-name="P18"><text:a xlink:type="simple" xlink:href="#__RefHeading___Toc327_2911136209" text:style-name="Index_20_Link" text:visited-style-name="Index_20_Link">2.4 Enemigos<text:tab/>4</text:a></text:p>
          <text:p text:style-name="P18"><text:a xlink:type="simple" xlink:href="#__RefHeading___Toc338_2911136209" text:style-name="Index_20_Link" text:visited-style-name="Index_20_Link">2.5 Pantalla de carga<text:tab/>4</text:a></text:p>
          <text:p text:style-name="P18"><text:a xlink:type="simple" xlink:href="#__RefHeading___Toc340_2911136209" text:style-name="Index_20_Link" text:visited-style-name="Index_20_Link">2.6 Animación inicial<text:tab/>4</text:a></text:p>
          <text:p text:style-name="P18"><text:a xlink:type="simple" xlink:href="#__RefHeading___Toc342_2911136209" text:style-name="Index_20_Link" text:visited-style-name="Index_20_Link">2.7 Diálogos<text:tab/>5</text:a></text:p>
          <text:p text:style-name="P17"><text:a xlink:type="simple" xlink:href="#__RefHeading___Toc329_2911136209" text:style-name="Index_20_Link" text:visited-style-name="Index_20_Link">3. NIVELES<text:tab/>6</text:a></text:p>
        </text:index-body>
      </text:table-of-content>
      <text:p text:style-name="Standard"/>
      <text:h text:style-name="P22" text:outline-level="1"><text:bookmark-start text:name="__RefHeading___Toc317_2911136209"/><text:span text:style-name="T7">1. </text:span><text:span text:style-name="T8">PREÁMBULO</text:span><text:bookmark-end text:name="__RefHeading___Toc317_2911136209"/></text:h>
      <text:p text:style-name="P14">La historia del juego se basa en la idea de que en un futuro no muy lejano se crea una inteligencia artificial dominante cuya misión es la de proteger a la raza humana, esta inteligencia artificial llamada “EarthNet”, decide que lo mejor para la supervivencia del ser humano es suministrarle lo necesario, y hacer que poco a poco las personas se vayan acomodando (Wall-e). </text:p>
      <text:p text:style-name="P15"><text:span text:style-name="T1">De esta forma se acaba automatizando el mundo al completo y las personas tienen todo lo necesario para vivir sin ninguna clase de esfuerzo. En un principio puede parecer una idea perfecta, pero un grupo entre comillas terrorista, </text:span><text:span text:style-name="T3">Pávlov</text:span><text:span text:style-name="T1">, piensa que </text:span><text:span text:style-name="T2">EarthNet </text:span><text:span text:style-name="T4">ha despojado a los hombres de su verdadera esencia. </text:span></text:p>
      <text:p text:style-name="P67">Debido al esfuerzo de los mejores hackers de Pávlov se descubre que el corazón de esta inteligencia artifical se encuentra en lo más profundo de una base situada en la antártida llamada XXXX.</text:p>
      <text:p text:style-name="P68"/>
      <text:h text:style-name="Heading_20_1" text:outline-level="1"><text:bookmark-start text:name="__RefHeading___Toc319_2911136209"/><text:span text:style-name="T7">2. </text:span>MECÁNICAS<text:bookmark-end text:name="__RefHeading___Toc319_2911136209"/></text:h>
      <text:p text:style-name="P69">El juego se trata de un plataformas mezclado con mecánicas de shooter. Estará compuesto por distintos niveles en los que cada uno de ellos será un homenaje a un juego famoso.</text:p>
      <text:p text:style-name="P16"><text:span text:style-name="T5">En cada nivel se encontrará un ítem/arma que referencie al juego que se quiere homenajear. Este ítem/arma o bien habilitará el acceso a una nueva mécanica necesaria para completar los siguientes niveles, </text:span><text:span text:style-name="T6">o bien se podrá utilizar contra los enemigos.</text:span></text:p>
      <text:h text:style-name="Heading_20_2" text:outline-level="2"><text:bookmark-start text:name="__RefHeading___Toc321_2911136209"/>2.1 Salto<text:bookmark-end text:name="__RefHeading___Toc321_2911136209"/></text:h>
      <text:list xml:id="list3082796798" text:style-name="L1">
        <text:list-item>
          <text:p text:style-name="P37">Se tendrá la capacidad de saltar.</text:p>
        </text:list-item>
        <text:list-item>
          <text:p text:style-name="P37">Se podrá saltar entre plataformas horizontales.</text:p>
        </text:list-item>
        <text:list-item>
          <text:p text:style-name="P38">Se podrá saltar entre plataformas inferiores y superiores.</text:p>
        </text:list-item>
        <text:list-item>
          <text:p text:style-name="P38">(FUTURAS RELEASES) Se podrá realizar doble salto.</text:p>
        </text:list-item>
        <text:list-item>
          <text:p text:style-name="P38">(FUTURAS RELEASES) Se podrá descender de plataformas superiores a inferiores.</text:p>
        </text:list-item>
        <text:list-item>
          <text:p text:style-name="P36"><text:span text:style-name="T16">(FUTURAS RELEASES) Se podrá </text:span><text:span text:style-name="T17">realizar doble salto</text:span><text:span text:style-name="T16">.</text:span></text:p>
        </text:list-item>
      </text:list>
      <text:p text:style-name="P1"/>
      <text:h text:style-name="P25" text:outline-level="2"><text:bookmark-start text:name="__RefHeading___Toc323_2911136209"/>2.2 Disparo<text:bookmark-end text:name="__RefHeading___Toc323_2911136209"/></text:h>
      <text:list xml:id="list3871867121" text:style-name="L2">
        <text:list-item>
          <text:p text:style-name="P39"><text:span text:style-name="T15">Se </text:span><text:span text:style-name="T17">podrá disparar</text:span><text:span text:style-name="T15">.</text:span></text:p>
        </text:list-item>
        <text:list-item>
          <text:p text:style-name="P41">Se podrá disparar en movimiento.</text:p>
        </text:list-item>
        <text:list-item>
          <text:p text:style-name="P43">Se podrá disparar hacía los lados.</text:p>
        </text:list-item>
        <text:list-item>
          <text:p text:style-name="P43">Se podrá disparar hacía arriba.</text:p>
        </text:list-item>
        <text:list-item>
          <text:p text:style-name="P43"><text:span text:style-name="T16">(FUTURAS RELEASES) Se </text:span>podrá disparar hacía abajo<text:span text:style-name="T16">.</text:span></text:p>
        </text:list-item>
        <text:list-item>
          <text:p text:style-name="P40"><text:span text:style-name="T16">(FUTURAS RELEASES) Se podrá</text:span><text:span text:style-name="T18">n realizar dos clases de disparos</text:span><text:span text:style-name="T16">.</text:span></text:p>
        </text:list-item>
        <text:list-item>
          <text:p text:style-name="P40"><text:span text:style-name="T16">(FUTURAS RELEASES) </text:span><text:span text:style-name="T19">Se podrá dejar presionado el botón para realizar un disparo fuerte</text:span><text:span text:style-name="T16">.</text:span></text:p>
        </text:list-item>
        <text:list-item>
          <text:p text:style-name="P42"><text:span text:style-name="T16">(FUTURAS RELEASES) </text:span>Se podrá disparar saltando.</text:p>
        </text:list-item>
      </text:list>
      <text:p text:style-name="P2"/>
      <text:p text:style-name="P3"/>
      <text:h text:style-name="P33" text:outline-level="2"><text:bookmark-start text:name="__RefHeading___Toc325_2911136209"/><text:span text:style-name="T20">2.3 </text:span><text:span text:style-name="T9">Sistema de salud</text:span><text:bookmark-end text:name="__RefHeading___Toc325_2911136209"/></text:h>
      <text:list xml:id="list3012967125" text:style-name="L3">
        <text:list-item>
          <text:p text:style-name="P48">Se tendrá un sistema de salud por puntos.</text:p>
        </text:list-item>
        <text:list-item>
          <text:p text:style-name="P49">Al comienzo de cada nivel los puntos de salud se encontrarán al máximo.</text:p>
        </text:list-item>
        <text:list-item>
          <text:p text:style-name="P48">Estos puntos descenderán en función de la trampa/enemigo que colisiones con el jugador.</text:p>
        </text:list-item>
        <text:list-item>
          <text:p text:style-name="P44"><text:span text:style-name="T16">(FUTURAS RELEASES) </text:span><text:span text:style-name="T22">Se podrán recoger ítems curativos para restaurar puntos de salud.</text:span></text:p>
        </text:list-item>
        <text:list-item>
          <text:p text:style-name="P45"><text:span text:style-name="T16">(</text:span><text:span text:style-name="T22">FUTURAS RELEASES</text:span><text:span text:style-name="T16">) </text:span><text:span text:style-name="T22">Se tendrán estados con distintos efectos sobre los puntos de salud.</text:span></text:p>
          <text:p text:style-name="P45"/>
        </text:list-item>
      </text:list>
      <table:table table:name="Table1" table:style-name="Table1">
        <table:table-column table:style-name="Table1.A"/>
        <table:table-column table:style-name="Table1.B"/>
        <table:table-row>
          <table:table-cell table:style-name="Table1.A1" office:value-type="string">
            <text:p text:style-name="P8">ESTADO</text:p>
          </table:table-cell>
          <table:table-cell table:style-name="Table1.B1" office:value-type="string">
            <text:p text:style-name="P8">EFECTO</text:p>
          </table:table-cell>
        </table:table-row>
        <table:table-row>
          <table:table-cell table:style-name="Table1.A2" office:value-type="string">
            <text:p text:style-name="P6">Envenenado</text:p>
          </table:table-cell>
          <table:table-cell table:style-name="Table1.B2" office:value-type="string">
            <text:p text:style-name="P6">Se reducirán los puntos de salud del jugador de forma gradual</text:p>
          </table:table-cell>
        </table:table-row>
        <table:table-row>
          <table:table-cell table:style-name="Table1.A2" office:value-type="string">
            <text:p text:style-name="P6">Sanando</text:p>
          </table:table-cell>
          <table:table-cell table:style-name="Table1.B2" office:value-type="string">
            <text:p text:style-name="P6">Se iran aumentando los puntos de salud del jugador de forma gradual</text:p>
          </table:table-cell>
        </table:table-row>
        <table:table-row>
          <table:table-cell table:style-name="Table1.A2" office:value-type="string">
            <text:p text:style-name="P6">Blindado</text:p>
          </table:table-cell>
          <table:table-cell table:style-name="Table1.B2" office:value-type="string">
            <text:p text:style-name="P6">Se pondrá al máximo la barra de salud del jugador y esta no se podrá reducir</text:p>
          </table:table-cell>
        </table:table-row>
      </table:table>
      <text:list xml:id="list113120305829617" text:continue-numbering="true" text:style-name="L3">
        <text:list-item>
          <text:list>
            <text:list-header>
              <text:p text:style-name="P45"/>
            </text:list-header>
          </text:list>
        </text:list-item>
      </text:list>
      <text:h text:style-name="P26" text:outline-level="2"><text:bookmark-start text:name="__RefHeading___Toc327_2911136209"/>2.4 Enemigos<text:bookmark-end text:name="__RefHeading___Toc327_2911136209"/></text:h>
      <text:list xml:id="list113120749444681" text:continue-numbering="true" text:style-name="L3">
        <text:list-item>
          <text:p text:style-name="P46"><text:span text:style-name="T23">Los enemigos cambiarán de sprite según el nivel pero salvo excepciones compartirán comportamiento y daño causado</text:span><text:span text:style-name="T21">.</text:span></text:p>
        </text:list-item>
      </text:list>
      <text:p text:style-name="P4"/>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ENEMIGO</text:p>
          </table:table-cell>
          <table:table-cell table:style-name="Table2.A1" office:value-type="string">
            <text:p text:style-name="P9">MOVIMIENTO</text:p>
          </table:table-cell>
          <table:table-cell table:style-name="Table2.A1" office:value-type="string">
            <text:p text:style-name="P9">DISPARO</text:p>
          </table:table-cell>
          <table:table-cell table:style-name="Table2.A1" office:value-type="string">
            <text:p text:style-name="P9">DAÑO</text:p>
          </table:table-cell>
          <table:table-cell table:style-name="Table2.E1" office:value-type="string">
            <text:p text:style-name="P9">EFECTO</text:p>
          </table:table-cell>
        </table:table-row>
        <table:table-row>
          <table:table-cell table:style-name="Table2.A2" office:value-type="string">
            <text:p text:style-name="P7"/>
          </table:table-cell>
          <table:table-cell table:style-name="Table2.A2" office:value-type="string">
            <text:p text:style-name="P12">Horizontal</text:p>
          </table:table-cell>
          <table:table-cell table:style-name="Table2.A2" office:value-type="string">
            <text:p text:style-name="P13">NO</text:p>
          </table:table-cell>
          <table:table-cell table:style-name="Table2.A2" office:value-type="string">
            <text:p text:style-name="P7"/>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12">Vertical</text:p>
          </table:table-cell>
          <table:table-cell table:style-name="Table2.A2" office:value-type="string">
            <text:p text:style-name="P13">NO</text:p>
          </table:table-cell>
          <table:table-cell table:style-name="Table2.A2" office:value-type="string">
            <text:p text:style-name="P7"/>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12">Vertical / Horizontal</text:p>
          </table:table-cell>
          <table:table-cell table:style-name="Table2.A2" office:value-type="string">
            <text:p text:style-name="P13">NO</text:p>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7"/>
          </table:table-cell>
          <table:table-cell table:style-name="Table2.A2" office:value-type="string">
            <text:p text:style-name="P10"><text:s/><text:span text:style-name="T24">Libre </text:span><text:span text:style-name="T25">(Fantasma)</text:span><text:span text:style-name="T24"> </text:span></text:p>
          </table:table-cell>
          <table:table-cell table:style-name="Table2.A2" office:value-type="string">
            <text:p text:style-name="P13">NO</text:p>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64">Jefe final</text:p>
          </table:table-cell>
          <table:table-cell table:style-name="Table2.A2" office:value-type="string">
            <text:p text:style-name="P10"/>
          </table:table-cell>
          <table:table-cell table:style-name="Table2.A2" office:value-type="string">
            <text:p text:style-name="P13"/>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65">(FUTURAS RELEASES) </text:p>
            <text:p text:style-name="P65"><text:span text:style-name="T28">Jefe final de cada nivel</text:span></text:p>
          </table:table-cell>
          <table:table-cell table:style-name="Table2.A2" office:value-type="string">
            <text:p text:style-name="P10"/>
          </table:table-cell>
          <table:table-cell table:style-name="Table2.A2" office:value-type="string">
            <text:p text:style-name="P13"/>
          </table:table-cell>
          <table:table-cell table:style-name="Table2.A2" office:value-type="string">
            <text:p text:style-name="P11"/>
          </table:table-cell>
          <table:table-cell table:style-name="Table2.E2" office:value-type="string">
            <text:p text:style-name="P11"/>
          </table:table-cell>
        </table:table-row>
      </table:table>
      <text:list xml:id="list113120884542977" text:continue-numbering="true" text:style-name="L3">
        <text:list-header>
          <text:p text:style-name="P47"/>
        </text:list-header>
      </text:list>
      <text:h text:style-name="Heading_20_2" text:outline-level="2"><text:bookmark-start text:name="__RefHeading___Toc338_2911136209"/><text:span text:style-name="T23">2.</text:span><text:span text:style-name="T26">5</text:span><text:span text:style-name="T23"> </text:span><text:span text:style-name="T10">Pantalla de carga</text:span><text:bookmark-end text:name="__RefHeading___Toc338_2911136209"/></text:h>
      <text:list xml:id="list766998174" text:style-name="L5">
        <text:list-item>
          <text:p text:style-name="P50">Durante la carga del juego se mostrará una pantalla con una imagen descriptiva del videojuego.</text:p>
        </text:list-item>
        <text:list-item>
          <text:p text:style-name="P51"><text:span text:style-name="T26">(FUTURAS RELEASES) Si se consigue implementar el juego en varias partes cada parte tendrá su propia pantalla de carga. </text:span></text:p>
        </text:list-item>
      </text:list>
      <text:p text:style-name="P52"/>
      <text:h text:style-name="Heading_20_2" text:outline-level="2"><text:bookmark-start text:name="__RefHeading___Toc340_2911136209"/><text:soft-page-break/><text:span text:style-name="T23">2.</text:span><text:span text:style-name="T26">6</text:span><text:span text:style-name="T23"> </text:span><text:span text:style-name="T10">Animación inicial</text:span><text:bookmark-end text:name="__RefHeading___Toc340_2911136209"/></text:h>
      <text:list xml:id="list113120753752997" text:continue-numbering="true" text:style-name="L5">
        <text:list-item>
          <text:p text:style-name="P51"><text:span text:style-name="T26">El juego dispondrá de una animación inicial que se mostrará al inicio del mismo, en esta animación se expondrá la historia y a los personajes.</text:span></text:p>
        </text:list-item>
      </text:list>
      <text:h text:style-name="Heading_20_2" text:outline-level="2"><text:bookmark-start text:name="__RefHeading___Toc342_2911136209"/><text:span text:style-name="T23">2.</text:span><text:span text:style-name="T26">7</text:span><text:span text:style-name="T23"> </text:span><text:span text:style-name="T10">Diálogos</text:span><text:bookmark-end text:name="__RefHeading___Toc342_2911136209"/></text:h>
      <text:list xml:id="list113121398832405" text:continue-numbering="true" text:style-name="L5">
        <text:list-item>
          <text:p text:style-name="P51"><text:span text:style-name="T26">En cada nivel aparecerá un personaje homenaje con el cuál se mantendrá un diálogo para exponer los objetivos y peculiaridades del nivel.</text:span></text:p>
        </text:list-item>
        <text:list-item>
          <text:p text:style-name="P50">En algunos niveles se interrumpirá la acción para dar paso a otro diálogo.</text:p>
        </text:list-item>
        <text:list-item>
          <text:p text:style-name="P51"><text:span text:style-name="T26">(FUTURAS RELEASES) El personaje se encontrará físicamente en el nivel y se podrá mantener una conversación con él.</text:span></text:p>
        </text:list-item>
      </text:list>
      <text:p text:style-name="P52"/>
      <text:h text:style-name="P28" text:outline-level="2">2.8 Ítems especiales / Nuevas armas</text:h>
      <text:list xml:id="list1937940072" text:style-name="L6">
        <text:list-item>
          <text:p text:style-name="P53"><text:span text:style-name="T27">En cada nivel se encontrará un arma que hará referencia al juego homenaje del nivel y que facilitará la eliminación de enemigos.</text:span></text:p>
        </text:list-item>
        <text:list-item>
          <text:p text:style-name="P53"><text:span text:style-name="T27">(FUTURAS RELEASES) En cada nivel se encontrará un nuevo item que, mediante nuevas mecánicas nos permita completar el nivel. </text:span></text:p>
        </text:list-item>
        <text:list-item>
          <text:p text:style-name="P53"><text:span text:style-name="T27">(FUTURAS RELEASES) Los ítems especiales se mantendrán entre niveles y se implementarán mecánicas para ser usados en cada nivel. <text:s text:c="2"/></text:span></text:p>
        </text:list-item>
      </text:list>
      <text:h text:style-name="P27" text:outline-level="2"><text:span text:style-name="T10"/></text:h>
      <text:h text:style-name="P21" text:outline-level="1"><text:span text:style-name="T12"/></text:h>
      <text:h text:style-name="P23" text:outline-level="1"><text:span text:style-name="T12">4</text:span><text:span text:style-name="T11">. </text:span><text:span text:style-name="T12">SISTEMAS</text:span></text:h>
      <text:p text:style-name="P54">A continuación, se exponen los diferentes sistemas que serán utilizados por el juego.</text:p>
      <text:p text:style-name="P54"/>
      <text:h text:style-name="P29" text:outline-level="2">4.1 Sistema de físicas</text:h>
      <text:list xml:id="list1686357624" text:style-name="L7">
        <text:list-item>
          <text:p text:style-name="P55"><text:span text:style-name="T28">Se encargará de gestionar las variaciones de velocidad de las distintas entidades</text:span><text:span text:style-name="T27">.</text:span></text:p>
        </text:list-item>
        <text:list-item>
          <text:p text:style-name="P55"><text:span text:style-name="T28">Se encargará de calcular las posiciones de las entidades en función de las velocidades que lleven en cada instante.</text:span></text:p>
          <text:p text:style-name="P55"><text:span text:style-name="T28"><text:s/></text:span></text:p>
        </text:list-item>
      </text:list>
      <text:h text:style-name="P30" text:outline-level="2"><text:span text:style-name="T28">4.2 Sistema de </text:span><text:span text:style-name="T12">colisiones</text:span></text:h>
      <text:list xml:id="list113120316047643" text:continue-numbering="true" text:style-name="L7">
        <text:list-item>
          <text:p text:style-name="P55"><text:span text:style-name="T28">Se encargará de gestionar las colisiones entre entidades</text:span><text:span text:style-name="T27">.</text:span></text:p>
        </text:list-item>
        <text:list-item>
          <text:p text:style-name="P55"><text:span text:style-name="T28">Se encargará de activar flags en las entidades para que los distintos sistemas realicen unas acciones u otras en función de estos flags.</text:span></text:p>
          <text:p text:style-name="P55"/>
        </text:list-item>
      </text:list>
      <text:h text:style-name="P30" text:outline-level="2"><text:span text:style-name="T28">4.3 Sistema de </text:span><text:span text:style-name="T12">input</text:span></text:h>
      <text:list xml:id="list113121165221267" text:continue-numbering="true" text:style-name="L7">
        <text:list-item>
          <text:p text:style-name="P57"><text:span text:style-name="T28">Se encargará de registrar las teclas pulsadas por el usuario</text:span><text:span text:style-name="T27">.</text:span></text:p>
        </text:list-item>
      </text:list>
      <text:p text:style-name="P60"/>
      <text:p text:style-name="P61">4.4 Sistema de render</text:p>
      <text:list xml:id="list113121331907921" text:continue-numbering="true" text:style-name="L7">
        <text:list-item>
          <text:p text:style-name="P55"><text:span text:style-name="T28">Se encargará de pintar las distintas entidades dentro de la pantalla</text:span><text:span text:style-name="T27">.</text:span></text:p>
        </text:list-item>
        <text:list-item>
          <text:p text:style-name="P55"><text:span text:style-name="T28">(???) Se encargará de gestionar el scroll horizontal/vertical.</text:span></text:p>
        </text:list-item>
        <text:list-item>
          <text:p text:style-name="P55"><text:span text:style-name="T28">Se encargará de ir limpiando la pantalla conforme se vayan renderizando las distintas entidades.</text:span></text:p>
        </text:list-item>
      </text:list>
      <text:p text:style-name="P58"/>
      <text:h text:style-name="P30" text:outline-level="2"><text:span text:style-name="T28">4.5 Sistema de </text:span><text:span text:style-name="T12">disparos</text:span></text:h>
      <text:list xml:id="list113120615685888" text:continue-numbering="true" text:style-name="L7">
        <text:list-item>
          <text:p text:style-name="P55"><text:span text:style-name="T28">Se encargará de generar los disparos del personaje en función de las teclas pulsadas </text:span><text:span text:style-name="T31">y del arma que este tenga</text:span><text:span text:style-name="T27">.</text:span></text:p>
        </text:list-item>
        <text:list-item>
          <text:p text:style-name="P55"><text:span text:style-name="T28">(FUTURAS RELEASES) Se encargará de </text:span><text:span text:style-name="T29">generar también los disparos de los enemigos</text:span><text:span text:style-name="T28">.</text:span></text:p>
        </text:list-item>
      </text:list>
      <text:p text:style-name="P58"/>
      <text:h text:style-name="P31" text:outline-level="2"><text:span text:style-name="T28">4.</text:span><text:span text:style-name="T30">6</text:span><text:span text:style-name="T28"> Sistema de </text:span><text:span text:style-name="T13">gravedad</text:span></text:h>
      <text:list xml:id="list113121178208237" text:continue-numbering="true" text:style-name="L7">
        <text:list-item>
          <text:p text:style-name="P56"><text:span text:style-name="T28">Se encargará de </text:span><text:span text:style-name="T30">aplicar las fuerzas correspondientes a la gravedad sobre las distintas entidades</text:span><text:span text:style-name="T27">.</text:span></text:p>
        </text:list-item>
        <text:list-item>
          <text:p text:style-name="P56"><text:span text:style-name="T28">(FUTURAS RELEASES) </text:span><text:span text:style-name="T30">La gravedad podrá variar en función del nivel</text:span><text:span text:style-name="T28">.</text:span></text:p>
        </text:list-item>
      </text:list>
      <text:p text:style-name="P59"/>
      <text:h text:style-name="P32" text:outline-level="2"><text:span text:style-name="T28">4.</text:span><text:span text:style-name="T30">6</text:span><text:span text:style-name="T28"> Sistema de </text:span><text:span text:style-name="T14">salud/estado</text:span></text:h>
      <text:list xml:id="list113121338233884" text:continue-numbering="true" text:style-name="L7">
        <text:list-item>
          <text:p text:style-name="P57"><text:span text:style-name="T28">Se encargará de </text:span><text:span text:style-name="T31">gestionar la salud del personaje y de mostrar game_over en caso de que esta salud llegue a 0.</text:span></text:p>
        </text:list-item>
        <text:list-item>
          <text:p text:style-name="P57"><text:span text:style-name="T31">(FUTURAS RELEASES) Se encargará de gestionar los estados del protagonista y de aplicar modificaciones sobre la barra de salud de este.</text:span></text:p>
        </text:list-item>
      </text:list>
      <text:p text:style-name="P58"><text:span text:style-name="T27"><text:s text:c="3"/></text:span></text:p>
      <text:h text:style-name="P34" text:outline-level="2"><text:span text:style-name="T28">4.</text:span><text:span text:style-name="T31">7</text:span><text:span text:style-name="T28"> Sistema de </text:span><text:span text:style-name="T14">niveles</text:span></text:h>
      <text:list xml:id="list113120324269257" text:continue-numbering="true" text:style-name="L7">
        <text:list-item>
          <text:p text:style-name="P57"><text:span text:style-name="T28">Se encargará de </text:span><text:span text:style-name="T31">cargar los distintos niveles.</text:span></text:p>
          <text:p text:style-name="P62"/>
        </text:list-item>
      </text:list>
      <text:h text:style-name="P20" text:outline-level="1"/>
      <text:h text:style-name="P24" text:outline-level="1"><text:bookmark-start text:name="__RefHeading___Toc329_2911136209"/>3. NIVELES<text:bookmark-end text:name="__RefHeading___Toc329_2911136209"/></text:h>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2T16:09:14.663635222</meta:creation-date>
    <dc:date>2020-11-07T12:49:49.342797584</dc:date>
    <meta:editing-duration>PT1H56M2S</meta:editing-duration>
    <meta:editing-cycles>29</meta:editing-cycles>
    <meta:generator>LibreOffice/7.0.1.2$Linux_X86_64 LibreOffice_project/00$Build-2</meta:generator>
    <meta:document-statistic meta:table-count="2" meta:image-count="0" meta:object-count="0" meta:page-count="8" meta:paragraph-count="112" meta:word-count="1007" meta:character-count="5896" meta:non-whitespace-character-count="5030"/>
  </office:meta>
</office:document-meta>
</file>